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800000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4" style:family="table-cell">
      <style:table-cell-properties fo:background-color="#8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" style:family="table">
      <style:table-properties style:width="17cm" table:align="margins" style:shadow="none"/>
    </style:style>
    <style:style style:name="ConfusionMatrix.A" style:family="table-column">
      <style:table-column-properties style:column-width="3.401cm" style:rel-column-width="13107*"/>
    </style:style>
    <style:style style:name="ConfusionMatrix.A1" style:family="table-cell">
      <style:table-cell-properties fo:background-color="transparent" fo:padding="0.097cm" fo:border="none">
        <style:background-image/>
      </style:table-cell-properties>
    </style:style>
    <style:style style:name="ConfusionMatrix.C1" style:family="table-cell">
      <style:table-cell-properties fo:background-color="#ffcc99" fo:padding="0.097cm" fo:border="0.05pt solid #000000">
        <style:background-image/>
      </style:table-cell-properties>
    </style:style>
    <style:style style:name="ConfusionMatrix.C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.A3" style:family="table-cell">
      <style:table-cell-properties style:vertical-align="middle" fo:background-color="#aecf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ConfusionMatrix.B3" style:family="table-cell">
      <style:table-cell-properties style:vertical-align="middle" fo:background-color="#aec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C3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D3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E3" style:family="table-cell">
      <style:table-cell-properties fo:background-color="#ffffcc" fo:padding="0.097cm" fo:border="0.05pt solid #000000">
        <style:background-image/>
      </style:table-cell-properties>
    </style:style>
    <style:style style:name="ConfusionMatrix.A4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B4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.A5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B5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4ecd89"/>
    </style:style>
    <style:style style:name="P4" style:family="paragraph" style:parent-style-name="Text_20_body">
      <style:text-properties officeooo:rsid="004ecd89" officeooo:paragraph-rsid="004ecd89"/>
    </style:style>
    <style:style style:name="P5" style:family="paragraph" style:parent-style-name="Text_20_body">
      <style:paragraph-properties fo:break-before="page"/>
      <style:text-properties officeooo:rsid="004ecd89" officeooo:paragraph-rsid="004ecd89"/>
    </style:style>
    <style:style style:name="P6" style:family="paragraph" style:parent-style-name="CODE">
      <style:text-properties fo:font-size="9pt" style:font-size-asian="9pt" style:font-size-complex="9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officeooo:rsid="0054db14" officeooo:paragraph-rsid="0054db14"/>
    </style:style>
    <style:style style:name="P9" style:family="paragraph" style:parent-style-name="Text_20_body" style:list-style-name="L1">
      <style:text-properties officeooo:rsid="0054db14" officeooo:paragraph-rsid="0054db14"/>
    </style:style>
    <style:style style:name="P10" style:family="paragraph" style:parent-style-name="Text_20_body">
      <style:text-properties officeooo:rsid="0054db14" officeooo:paragraph-rsid="00560607"/>
    </style:style>
    <style:style style:name="P11" style:family="paragraph" style:parent-style-name="Text_20_body">
      <style:text-properties officeooo:rsid="004ecd89" officeooo:paragraph-rsid="004ecd89"/>
    </style:style>
    <style:style style:name="P12" style:family="paragraph" style:parent-style-name="Text_20_body">
      <style:text-properties officeooo:rsid="00560607" officeooo:paragraph-rsid="00560607"/>
    </style:style>
    <style:style style:name="P13" style:family="paragraph" style:parent-style-name="Text_20_body">
      <style:text-properties officeooo:rsid="0057e69a" officeooo:paragraph-rsid="0057e69a"/>
    </style:style>
    <style:style style:name="P14" style:family="paragraph" style:parent-style-name="Text_20_body">
      <style:text-properties officeooo:rsid="0057e69a" officeooo:paragraph-rsid="0057e69a" fo:background-color="transparent"/>
    </style:style>
    <style:style style:name="P15" style:family="paragraph" style:parent-style-name="Text_20_body">
      <style:text-properties officeooo:rsid="0058c31d" officeooo:paragraph-rsid="0058c31d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language="en" fo:country="US"/>
    </style:style>
    <style:style style:name="P19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20" style:family="paragraph" style:parent-style-name="CODE">
      <style:text-properties fo:color="#000000" style:font-name="Monospace" fo:font-size="9pt" style:font-size-asian="9pt" style:font-size-complex="9pt"/>
    </style:style>
    <style:style style:name="P21" style:family="paragraph" style:parent-style-name="CODE">
      <style:text-properties fo:color="#a52a2a" style:font-name="Monospace" fo:font-size="9pt" style:font-size-asian="9pt" style:font-size-complex="9pt"/>
    </style:style>
    <style:style style:name="P22" style:family="paragraph" style:parent-style-name="CODE">
      <style:text-properties fo:font-size="8pt" style:font-size-asian="8pt" style:font-size-complex="8pt"/>
    </style:style>
    <style:style style:name="P23" style:family="paragraph" style:parent-style-name="CODE">
      <style:text-properties style:font-name="Courier 10 Pitch" fo:font-size="12pt" style:font-size-asian="12pt" style:font-size-complex="12pt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60607" officeooo:paragraph-rsid="0056060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a3a5f" officeooo:paragraph-rsid="005a3a5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5b6692" officeooo:paragraph-rsid="005b6692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officeooo:rsid="005b6692" officeooo:paragraph-rsid="005b6692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00aa00" style:font-name="Monospace" fo:font-weight="bold" style:font-weight-asian="bold"/>
    </style:style>
    <style:style style:name="T4" style:family="text">
      <style:text-properties fo:color="#00aa00" style:font-name="Monospace" fo:font-style="italic" style:font-style-asian="italic"/>
    </style:style>
    <style:style style:name="T5" style:family="text">
      <style:text-properties fo:color="#00aa00" style:font-name="Monospace" fo:font-style="italic" style:text-underline-style="solid" style:text-underline-width="auto" style:text-underline-color="font-color" style:font-style-asian="italic"/>
    </style:style>
    <style:style style:name="T6" style:family="text">
      <style:text-properties fo:color="#00aa00" style:font-name="Monospace" fo:font-weight="bold" style:font-weight-asian="bold"/>
    </style:style>
    <style:style style:name="T7" style:family="text">
      <style:text-properties fo:color="#0000ff" style:font-name="Monospace"/>
    </style:style>
    <style:style style:name="T8" style:family="text">
      <style:text-properties fo:color="#0000ff" style:font-name="Monospace" style:text-underline-style="solid" style:text-underline-width="auto" style:text-underline-color="font-color"/>
    </style:style>
    <style:style style:name="T9" style:family="text">
      <style:text-properties fo:color="#0000ff" style:font-name="Monospace"/>
    </style:style>
    <style:style style:name="T10" style:family="text">
      <style:text-properties fo:color="#0000ff" style:font-name="Monospace" style:text-underline-style="solid" style:text-underline-width="auto" style:text-underline-color="font-color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style:text-underline-style="solid" style:text-underline-width="auto" style:text-underline-color="font-color"/>
    </style:style>
    <style:style style:name="T13" style:family="text">
      <style:text-properties fo:color="#000000" style:font-name="Monospace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6" style:family="text">
      <style:text-properties fo:color="#000000" style:font-name="Monospace" style:text-underline-style="solid" style:text-underline-width="auto" style:text-underline-color="font-color"/>
    </style:style>
    <style:style style:name="T17" style:family="text">
      <style:text-properties fo:color="#800000" style:font-name="Monospace"/>
    </style:style>
    <style:style style:name="T18" style:family="text">
      <style:text-properties fo:color="#800000" style:font-name="Monospace"/>
    </style:style>
    <style:style style:name="T19" style:family="text">
      <style:text-properties fo:color="#800000" style:font-name="Monospace" fo:font-size="10pt" fo:font-weight="bold" style:font-size-asian="10pt" style:font-weight-asian="bold" style:font-weight-complex="bold"/>
    </style:style>
    <style:style style:name="T20" style:family="text">
      <style:text-properties fo:color="#a52a2a" style:font-name="Monospace"/>
    </style:style>
    <style:style style:name="T21" style:family="text">
      <style:text-properties fo:color="#a52a2a" style:font-name="Monospace"/>
    </style:style>
    <style:style style:name="T22" style:family="text">
      <style:text-properties officeooo:rsid="004ecd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23ff23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acek Radajewski</text:p>
      <text:p text:style-name="P2">Student number: 43612772</text:p>
      <text:p text:style-name="P2">BIOL3014 – Advanced Bioinformatics</text:p>
      <text:p text:style-name="P2">Practical <text:span text:style-name="T22">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129_811878891" text:style-name="Index_20_Link" text:visited-style-name="Index_20_Link">Exercise 1A<text:tab/>2</text:a></text:p>
          <text:p text:style-name="P31"><text:a xlink:type="simple" xlink:href="#__RefHeading__679_396270911" text:style-name="Index_20_Link" text:visited-style-name="Index_20_Link">Exercise 1B<text:tab/>3</text:a></text:p>
          <text:p text:style-name="P31"><text:a xlink:type="simple" xlink:href="#__RefHeading__681_396270911" text:style-name="Index_20_Link" text:visited-style-name="Index_20_Link">Code<text:tab/>3</text:a></text:p>
          <text:p text:style-name="P31"><text:a xlink:type="simple" xlink:href="#__RefHeading__683_396270911" text:style-name="Index_20_Link" text:visited-style-name="Index_20_Link">Output<text:tab/>3</text:a></text:p>
          <text:p text:style-name="P30"><text:a xlink:type="simple" xlink:href="#__RefHeading__685_396270911" text:style-name="Index_20_Link" text:visited-style-name="Index_20_Link">Exercise 1C<text:tab/>4</text:a></text:p>
          <text:p text:style-name="P31"><text:a xlink:type="simple" xlink:href="#__RefHeading__687_396270911" text:style-name="Index_20_Link" text:visited-style-name="Index_20_Link">Confusion Matrix<text:tab/>4</text:a></text:p>
        </text:index-body>
      </text:table-of-content>
      <text:h text:style-name="Heading_20_1" text:outline-level="1"/>
      <text:h text:style-name="P16" text:outline-level="1"/>
      <text:h text:style-name="P18" text:outline-level="1"><text:bookmark-start text:name="__RefHeading__129_811878891"/>Exercise 1<text:span text:style-name="T22">A</text:span><text:bookmark-end text:name="__RefHeading__129_811878891"/></text:h>
      <text:p text:style-name="P8">The following checks were performed (see code listing for details):</text:p>
      <text:list xml:id="list7758423909828237278" text:style-name="L1">
        <text:list-item>
          <text:p text:style-name="P9">checked the total number of proteins against total number of secondary structures</text:p>
        </text:list-item>
        <text:list-item>
          <text:p text:style-name="P9"/>
        </text:list-item>
      </text:list>
      <text:p text:style-name="P3"/>
      <text:p text:style-name="P4">Code</text:p>
      <text:p text:style-name="P19">'''</text:p>
      <text:p text:style-name="P19">Created on 19/08/2014</text:p>
      <text:p text:style-name="P6"/>
      <text:p text:style-name="P6"><text:span text:style-name="T3">@author:</text:span><text:span text:style-name="T1"> </text:span><text:span text:style-name="T2">jacekrad</text:span></text:p>
      <text:p text:style-name="P19">'''</text:p>
      <text:p text:style-name="P6"><text:span text:style-name="T7">from</text:span><text:span text:style-name="T11"> </text:span><text:span text:style-name="T12">sequence </text:span><text:span text:style-name="T8">import</text:span><text:span text:style-name="T12"> *</text:span></text:p>
      <text:p text:style-name="P6"><text:span text:style-name="T7">from</text:span><text:span text:style-name="T11"> </text:span><text:span text:style-name="T12">prob </text:span><text:span text:style-name="T8">import</text:span><text:span text:style-name="T12"> *</text:span></text:p>
      <text:p text:style-name="P6"><text:span text:style-name="T7">from</text:span><text:span text:style-name="T11"> __builtin__ </text:span><text:span text:style-name="T7">import</text:span><text:span text:style-name="T11"> exit</text:span></text:p>
      <text:p text:style-name="P6"><text:span text:style-name="T7">from</text:span><text:span text:style-name="T11"> sys </text:span><text:span text:style-name="T7">import</text:span><text:span text:style-name="T11"> stderr</text:span></text:p>
      <text:p text:style-name="P6"><text:span text:style-name="T7">from</text:span><text:span text:style-name="T11"> spred </text:span><text:span text:style-name="T7">import</text:span><text:span text:style-name="T11"> slidewin</text:span></text:p>
      <text:p text:style-name="P6"/>
      <text:p text:style-name="P6"><text:span text:style-name="T11">prot = readFastaFile(</text:span><text:span text:style-name="T1">'prot2.</text:span><text:span text:style-name="T2">fa</text:span><text:span text:style-name="T1">'</text:span><text:span text:style-name="T11">, Protein_Alphabet)</text:span></text:p>
      <text:p text:style-name="P6"><text:span text:style-name="T11">sstr = readFastaFile(</text:span><text:span text:style-name="T1">'sstr3.</text:span><text:span text:style-name="T2">fa</text:span><text:span text:style-name="T1">'</text:span><text:span text:style-name="T11">, DSSP3_Alphabet)</text:span></text:p>
      <text:p text:style-name="P6"/>
      <text:p text:style-name="P6"><text:span text:style-name="T7">if</text:span><text:span text:style-name="T11"> len(prot) != len(sstr):</text:span></text:p>
      <text:p text:style-name="P6"><text:span text:style-name="T11"><text:s text:c="4"/>stderr.write(</text:span><text:span text:style-name="T1">"prot2.</text:span><text:span text:style-name="T2">fa</text:span><text:span text:style-name="T1"> contains different number of sequences than sstr3.</text:span><text:span text:style-name="T2">fa</text:span><text:span text:style-name="T1">\n"</text:span><text:span text:style-name="T11">)</text:span></text:p>
      <text:p text:style-name="P6"><text:span text:style-name="T11"><text:s text:c="4"/>exit(</text:span><text:span text:style-name="T17">1</text:span><text:span text:style-name="T11">)</text:span></text:p>
      <text:p text:style-name="P20"><text:s text:c="4"/></text:p>
      <text:p text:style-name="P21"># index</text:p>
      <text:p text:style-name="P6"><text:span text:style-name="T11">i = </text:span><text:span text:style-name="T17">0</text:span><text:span text:style-name="T11"> <text:s text:c="3"/></text:span></text:p>
      <text:p text:style-name="P6"><text:span text:style-name="T7">for</text:span><text:span text:style-name="T11"> protein </text:span><text:span text:style-name="T7">in</text:span><text:span text:style-name="T11"> prot:</text:span></text:p>
      <text:p text:style-name="P20"><text:s text:c="4"/>secondary_structure = sstr[i]</text:p>
      <text:p text:style-name="P6"><text:span text:style-name="T11"><text:s text:c="4"/>i += </text:span><text:span text:style-name="T17">1</text:span></text:p>
      <text:p text:style-name="P6"><text:span text:style-name="T11"><text:s text:c="4"/></text:span><text:span text:style-name="T20"># make sure the name is the same for both protein</text:span></text:p>
      <text:p text:style-name="P6"><text:span text:style-name="T11"><text:s text:c="4"/></text:span><text:span text:style-name="T20"># and its secondary structure entry</text:span></text:p>
      <text:p text:style-name="P6"><text:span text:style-name="T11"><text:s text:c="4"/></text:span><text:span text:style-name="T7">if</text:span><text:span text:style-name="T11"> protein.name != secondary_structure.name:</text:span></text:p>
      <text:p text:style-name="P6"><text:span text:style-name="T11"><text:s text:c="8"/>stderr.write(protein.name + </text:span><text:span text:style-name="T1">" and "</text:span><text:span text:style-name="T11"> + secondary_structure.name \</text:span></text:p>
      <text:p text:style-name="P6"><text:span text:style-name="T11"><text:s text:c="21"/>+ </text:span><text:span text:style-name="T1">" are not the same where they should be\n"</text:span><text:span text:style-name="T11">)</text:span></text:p>
      <text:p text:style-name="P6"><text:span text:style-name="T11"><text:s text:c="4"/></text:span><text:span text:style-name="T20"># check each amino acid and the corresponding secondary structure</text:span></text:p>
      <text:p text:style-name="P6"><text:span text:style-name="T11"><text:s text:c="4"/></text:span><text:span text:style-name="T7">if</text:span><text:span text:style-name="T11"> len(protein.sequence) != len(secondary_structure.sequence):</text:span></text:p>
      <text:p text:style-name="P6"><text:span text:style-name="T11"><text:s text:c="8"/>stderr.write(protein.name + </text:span><text:span text:style-name="T1">" and it's secondary structure sequence "</text:span><text:span text:style-name="T11"> </text:span></text:p>
      <text:p text:style-name="P6"><text:span text:style-name="T11"><text:s text:c="21"/>+ </text:span><text:span text:style-name="T1">" differ in length: "</text:span><text:span text:style-name="T11"> + str(len(protein.sequence)) \</text:span></text:p>
      <text:p text:style-name="P6"><text:span text:style-name="T11"><text:s text:c="21"/>+ </text:span><text:span text:style-name="T1">" </text:span><text:span text:style-name="T2">vs</text:span><text:span text:style-name="T1"> "</text:span><text:span text:style-name="T11"> + str(len(secondary_structure.sequence)) + </text:span><text:span text:style-name="T1">"\n"</text:span><text:span text:style-name="T11">)</text:span></text:p>
      <text:p text:style-name="P6"><text:span text:style-name="T11"><text:s text:c="4"/></text:span><text:span text:style-name="T20"># checking for invalid characters in the secondary structure as specified in</text:span></text:p>
      <text:p text:style-name="P6"><text:span text:style-name="T11"><text:s text:c="4"/></text:span><text:span text:style-name="T20"># the question, but this is not strictly required as the check is already done</text:span></text:p>
      <text:p text:style-name="P6"><text:span text:style-name="T11"><text:s text:c="4"/></text:span><text:span text:style-name="T20"># by readFastaFile (check against specified alphabet)</text:span></text:p>
      <text:p text:style-name="P6"><text:span text:style-name="T11"><text:s text:c="4"/></text:span><text:span text:style-name="T7">elif</text:span><text:span text:style-name="T11"> </text:span><text:span text:style-name="T1">'C'</text:span><text:span text:style-name="T11"> </text:span><text:span text:style-name="T7">in</text:span><text:span text:style-name="T11"> secondary_structure </text:span><text:span text:style-name="T7">or</text:span><text:span text:style-name="T11"> </text:span><text:span text:style-name="T1">'H'</text:span><text:span text:style-name="T11"> </text:span><text:span text:style-name="T7">in</text:span><text:span text:style-name="T11"> secondary_structure </text:span><text:span text:style-name="T7">or</text:span><text:span text:style-name="T11"> </text:span><text:span text:style-name="T1">'H'</text:span><text:span text:style-name="T11"> </text:span><text:span text:style-name="T7">in</text:span><text:span text:style-name="T11"> secondary_structure:</text:span></text:p>
      <text:p text:style-name="P6"><text:span text:style-name="T11"><text:s text:c="8"/></text:span><text:span text:style-name="T7">pass</text:span></text:p>
      <text:p text:style-name="P6"><text:span text:style-name="T11"><text:s text:c="4"/></text:span><text:span text:style-name="T7">else</text:span><text:span text:style-name="T11">:</text:span></text:p>
      <text:p text:style-name="P6"><text:span text:style-name="T11"><text:s text:c="8"/></text:span><text:span text:style-name="T7">print</text:span><text:span text:style-name="T11"> </text:span><text:span text:style-name="T1">"invalid character found in secondary structure of "</text:span><text:span text:style-name="T11"> + secondary_structure.name </text:span></text:p>
      <text:p text:style-name="P20"><text:s text:c="12"/></text:p>
      <text:p text:style-name="P20"><text:s text:c="12"/></text:p>
      <text:p text:style-name="P6"><text:span text:style-name="T7">print</text:span><text:span text:style-name="T11"> </text:span><text:span text:style-name="T1">"checked"</text:span><text:span text:style-name="T11">, i, </text:span><text:span text:style-name="T1">"entries"</text:span></text:p>
      <text:p text:style-name="P6"/>
      <text:p text:style-name="P6"><text:span text:style-name="T11">prot_trn = prot[</text:span><text:span text:style-name="T17">0</text:span><text:span text:style-name="T11">::</text:span><text:span text:style-name="T17">2</text:span><text:span text:style-name="T11">] <text:s/></text:span><text:span text:style-name="T20"># even-numbered indices</text:span></text:p>
      <text:p text:style-name="P6"><text:span text:style-name="T11">prot_tst = prot[</text:span><text:span text:style-name="T17">1</text:span><text:span text:style-name="T11">::</text:span><text:span text:style-name="T17">2</text:span><text:span text:style-name="T11">] <text:s/></text:span><text:span text:style-name="T20"># odd-numbered indices</text:span></text:p>
      <text:p text:style-name="P6"><text:span text:style-name="T11">sstr_trn = sstr[</text:span><text:span text:style-name="T17">0</text:span><text:span text:style-name="T11">::</text:span><text:span text:style-name="T17">2</text:span><text:span text:style-name="T11">] <text:s/></text:span><text:span text:style-name="T20"># even-numbered indices</text:span></text:p>
      <text:p text:style-name="P6"><text:span text:style-name="T11">sstr_tst = sstr[</text:span><text:span text:style-name="T17">1</text:span><text:span text:style-name="T11">::</text:span><text:span text:style-name="T17">2</text:span><text:span text:style-name="T11">] <text:s/></text:span><text:span text:style-name="T20"># odd-numbered indices</text:span></text:p>
      <text:p text:style-name="CODE"/>
      <text:h text:style-name="P24" text:outline-level="2"><text:bookmark-start text:name="__RefHeading__679_396270911"/>Exercise 1B<text:bookmark-end text:name="__RefHeading__679_396270911"/></text:h>
      <text:p text:style-name="P10">The length of the protein sequence is <text:span text:style-name="T23">221</text:span> residues and the length of the sliding window subsequences is <text:span text:style-name="T23">217</text:span> windows. <text:s/>The reason for this is that the number of windows will equal to the number of residues minus (windows size – 1). <text:s/></text:p>
      <text:p text:style-name="P10">This can be easily illustrated with a sequence of length 7 and windows of length 5.</text:p>
      <text:p text:style-name="P12">There are 7 residues and 3 windows.</text:p>
      <text:p text:style-name="P12">Number of windows = sequence length – (window length – 1)</text:p>
      <text:p text:style-name="P12">= 7 – (5-1)</text:p>
      <text:p text:style-name="P12">= 7 -4 </text:p>
      <text:p text:style-name="P12">= 3</text:p>
      <text:p text:style-name="P8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25">Window</text:p>
          </table:table-cell>
          <table:table-cell table:style-name="Table1.A1" office:value-type="string">
            <text:p text:style-name="P25">P</text:p>
          </table:table-cell>
          <table:table-cell table:style-name="Table1.A1" office:value-type="string">
            <text:p text:style-name="P25">W</text:p>
          </table:table-cell>
          <table:table-cell table:style-name="Table1.A1" office:value-type="string">
            <text:p text:style-name="P25">S</text:p>
          </table:table-cell>
          <table:table-cell table:style-name="Table1.A1" office:value-type="string">
            <text:p text:style-name="P25">C</text:p>
          </table:table-cell>
          <table:table-cell table:style-name="Table1.A1" office:value-type="string">
            <text:p text:style-name="P25">L</text:p>
          </table:table-cell>
          <table:table-cell table:style-name="Table1.A1" office:value-type="string">
            <text:p text:style-name="P25">L</text:p>
          </table:table-cell>
          <table:table-cell table:style-name="Table1.H1" office:value-type="string">
            <text:p text:style-name="P25">C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</table:table-row>
      </table:table>
      <text:p text:style-name="P12"/>
      <text:h text:style-name="Heading_20_2" text:outline-level="2"><text:bookmark-start text:name="__RefHeading__681_396270911"/>Code<text:bookmark-end text:name="__RefHeading__681_396270911"/></text:h>
      <text:p text:style-name="P22"><text:span text:style-name="T1">'''</text:span></text:p>
      <text:p text:style-name="P22"><text:span text:style-name="T1">Created on 20/08/2014</text:span></text:p>
      <text:p text:style-name="P22"/>
      <text:p text:style-name="P22"><text:span text:style-name="T3">@author:</text:span><text:span text:style-name="T1"> </text:span><text:span text:style-name="T2">jacekrad</text:span></text:p>
      <text:p text:style-name="P22"><text:span text:style-name="T1">'''</text:span></text:p>
      <text:p text:style-name="P22"><text:span text:style-name="T7">from</text:span><text:span text:style-name="T11"> </text:span><text:span text:style-name="T12">sequence </text:span><text:span text:style-name="T8">import</text:span><text:span text:style-name="T12"> *</text:span></text:p>
      <text:p text:style-name="P22"><text:span text:style-name="T7">from</text:span><text:span text:style-name="T11"> </text:span><text:span text:style-name="T12">prob </text:span><text:span text:style-name="T8">import</text:span><text:span text:style-name="T12"> *</text:span></text:p>
      <text:p text:style-name="P22"><text:span text:style-name="T7">from</text:span><text:span text:style-name="T11"> __builtin__ </text:span><text:span text:style-name="T7">import</text:span><text:span text:style-name="T11"> </text:span><text:span text:style-name="T12">exit</text:span></text:p>
      <text:p text:style-name="P22"><text:span text:style-name="T7">from</text:span><text:span text:style-name="T11"> sys </text:span><text:span text:style-name="T7">import</text:span><text:span text:style-name="T11"> </text:span><text:span text:style-name="T12">stderr</text:span></text:p>
      <text:p text:style-name="P22"><text:span text:style-name="T7">from</text:span><text:span text:style-name="T11"> spred </text:span><text:span text:style-name="T7">import</text:span><text:span text:style-name="T11"> slidewin</text:span></text:p>
      <text:p text:style-name="P22"/>
      <text:p text:style-name="P22"><text:span text:style-name="T11">prot = readFastaFile(</text:span><text:span text:style-name="T1">'prot2.</text:span><text:span text:style-name="T2">fa</text:span><text:span text:style-name="T1">'</text:span><text:span text:style-name="T11">, Protein_Alphabet)</text:span></text:p>
      <text:p text:style-name="P22"><text:span text:style-name="T11">sstr = readFastaFile(</text:span><text:span text:style-name="T1">'sstr3.</text:span><text:span text:style-name="T2">fa</text:span><text:span text:style-name="T1">'</text:span><text:span text:style-name="T11">, DSSP3_Alphabet)</text:span></text:p>
      <text:p text:style-name="P22"/>
      <text:p text:style-name="P22"><text:span text:style-name="T11">prot_trn = prot[</text:span><text:span text:style-name="T17">0</text:span><text:span text:style-name="T11">::</text:span><text:span text:style-name="T17">2</text:span><text:span text:style-name="T11">] <text:s/></text:span><text:span text:style-name="T20"># even-numbered indices</text:span></text:p>
      <text:p text:style-name="P22"><text:span text:style-name="T11">prot_tst = prot[</text:span><text:span text:style-name="T17">1</text:span><text:span text:style-name="T11">::</text:span><text:span text:style-name="T17">2</text:span><text:span text:style-name="T11">] <text:s/></text:span><text:span text:style-name="T20"># odd-numbered indices</text:span></text:p>
      <text:p text:style-name="P22"><text:span text:style-name="T11">sstr_trn = sstr[</text:span><text:span text:style-name="T17">0</text:span><text:span text:style-name="T11">::</text:span><text:span text:style-name="T17">2</text:span><text:span text:style-name="T11">] <text:s/></text:span><text:span text:style-name="T20"># even-numbered indices</text:span></text:p>
      <text:p text:style-name="P22"><text:span text:style-name="T11">sstr_tst = sstr[</text:span><text:span text:style-name="T17">1</text:span><text:span text:style-name="T11">::</text:span><text:span text:style-name="T17">2</text:span><text:span text:style-name="T11">] <text:s/></text:span><text:span text:style-name="T20"># odd-numbered indices</text:span></text:p>
      <text:p text:style-name="P22"/>
      <text:p text:style-name="P22"><text:span text:style-name="T11">W = </text:span><text:span text:style-name="T17">5</text:span></text:p>
      <text:p text:style-name="P22"><text:span text:style-name="T7">print</text:span><text:span text:style-name="T11"> </text:span><text:span text:style-name="T1">"Sequence length <text:s/>:"</text:span><text:span text:style-name="T11">, len(prot_trn[</text:span><text:span text:style-name="T17">0</text:span><text:span text:style-name="T11">])</text:span></text:p>
      <text:p text:style-name="P22"><text:span text:style-name="T7">print</text:span><text:span text:style-name="T11"> </text:span><text:span text:style-name="T1">"Number of windows:"</text:span><text:span text:style-name="T11">, len(slidewin(prot_trn[</text:span><text:span text:style-name="T17">0</text:span><text:span text:style-name="T11">], W))</text:span></text:p>
      <text:p text:style-name="P22"/>
      <text:h text:style-name="Heading_20_2" text:outline-level="2"><text:bookmark-start text:name="__RefHeading__683_396270911"/>Output<text:bookmark-end text:name="__RefHeading__683_396270911"/></text:h>
      <text:p text:style-name="CODE"><text:span text:style-name="T14">Sequence length <text:s/>: 221</text:span></text:p>
      <text:p text:style-name="CODE"><text:span text:style-name="T14">Number of windows: 217</text:span></text:p>
      <text:p text:style-name="CODE"/>
      <text:h text:style-name="P17" text:outline-level="1"><text:bookmark-start text:name="__RefHeading__685_396270911"/>Exercise 1C<text:bookmark-end text:name="__RefHeading__685_396270911"/></text:h>
      <text:p text:style-name="Text_20_body"/>
      <text:p text:style-name="P12">Each window from the amino acid sequence is matched against a single letter in the secondary structure. <text:s text:c="2"/>The secondary structure letter used is the one that is in the middle of the window. <text:s/>Example below demonstrates this by highlighting a windows in a protein sequence and the corresponding secondary structure letter:</text:p>
      <text:p text:style-name="P23">IVGGYECK<text:span text:style-name="T24">AYSQPH</text:span>QVSLNSGYHFCGGSLVNENWVVSAAHCYKSRVAVRLGEHNIKVTEG</text:p>
      <text:p text:style-name="P23">CECCEECCCC<text:span text:style-name="T24">C</text:span>CCCEEEEECCCEEEEEEECCCCEEEECHHHCCCCCEEEECCCECCCCCC</text:p>
      <text:p text:style-name="P13"/>
      <text:p text:style-name="P13">Now, this means that beginning and the end of the secondary structure sequence will not have corresponding sequence. <text:s/>Below we can see that first window corresponds to third letter in secondary structure sequence. <text:s/>The first two and the last two letter letters in the secondary structure are an 'overhang' and will have to be bypassed in the processing. </text:p>
      <text:p text:style-name="P13"/>
      <text:p text:style-name="P23"><text:span text:style-name="T24">IVGGYE</text:span>CKAYSQPHQVSLNSGYHFCGGSLVNENWVVSAAHCYKSRVAVRLGEHNI<text:span text:style-name="T25">KVTEG</text:span></text:p>
      <text:p text:style-name="P23">CE<text:span text:style-name="T24">C</text:span>CEECCCCCCCCEEEEECCCEEEEEEECCCCEEEECHHHCCCCCEEEECCCECCC<text:span text:style-name="T25">C</text:span>CC</text:p>
      <text:p text:style-name="P14"/>
      <text:p text:style-name="P13">So the following code removes this overhang. <text:s/>W is the window size. <text:s/>Python splicing is used to strip the first and last letters.</text:p>
      <text:p text:style-name="CODE"><text:span text:style-name="T14">subtarg = sstr_tst[i][</text:span><text:span text:style-name="T15">W / </text:span><text:span text:style-name="T19">2</text:span><text:span text:style-name="T15">:-W / </text:span><text:span text:style-name="T19">2</text:span><text:span text:style-name="T15"> + </text:span><text:span text:style-name="T19">1</text:span><text:span text:style-name="T14">]</text:span></text:p>
      <text:p text:style-name="P4"/>
      <text:h text:style-name="Heading_20_2" text:outline-level="2"><text:bookmark-start text:name="__RefHeading__687_396270911"/>Confusion Matrix<text:bookmark-end text:name="__RefHeading__687_396270911"/></text:h>
      <text:p text:style-name="CODE"><text:span text:style-name="T14">[[ 85047. <text:s/>37475. <text:s text:c="2"/>6664.]</text:span></text:p>
      <text:p text:style-name="CODE"><text:span text:style-name="T14"><text:s/>[ 31983. <text:s/>34775. <text:s text:c="2"/>5166.]</text:span></text:p>
      <text:p text:style-name="CODE"><text:span text:style-name="T14"><text:s/>[ 62723. <text:s/>45709. <text:s text:c="2"/>6165.]]</text:span></text:p>
      <text:p text:style-name="CODE"/>
      <text:p text:style-name="Text_20_body"/>
      <table:table table:name="ConfusionMatrix" table:style-name="ConfusionMatrix">
        <table:table-column table:style-name="ConfusionMatrix.A" table:number-columns-repeated="5"/>
        <table:table-row>
          <table:table-cell table:style-name="ConfusionMatrix.A1" table:number-rows-spanned="2" table:number-columns-spanned="2" office:value-type="string">
            <text:p text:style-name="Table_20_Contents"/>
          </table:table-cell>
          <table:covered-table-cell/>
          <table:table-cell table:style-name="ConfusionMatrix.C1" table:number-columns-spanned="3" office:value-type="string">
            <text:p text:style-name="P26">Predicted Clas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ConfusionMatrix.C2" office:value-type="string">
            <text:p text:style-name="P26">Coil</text:p>
          </table:table-cell>
          <table:table-cell table:style-name="ConfusionMatrix.C2" office:value-type="string">
            <text:p text:style-name="P26">Beta Sheet</text:p>
          </table:table-cell>
          <table:table-cell table:style-name="ConfusionMatrix.E2" office:value-type="string">
            <text:p text:style-name="P26">Alpha Helix</text:p>
          </table:table-cell>
        </table:table-row>
        <table:table-row>
          <table:table-cell table:style-name="ConfusionMatrix.A3" table:number-rows-spanned="3" office:value-type="string">
            <text:p text:style-name="P26">Actual Class</text:p>
          </table:table-cell>
          <table:table-cell table:style-name="ConfusionMatrix.B3" office:value-type="string">
            <text:p text:style-name="P26">Coil</text:p>
          </table:table-cell>
          <table:table-cell table:style-name="ConfusionMatrix.C3" office:value-type="string">
            <text:p text:style-name="P28">85047</text:p>
          </table:table-cell>
          <table:table-cell table:style-name="ConfusionMatrix.D3" office:value-type="string">
            <text:p text:style-name="P29">37475</text:p>
          </table:table-cell>
          <table:table-cell table:style-name="ConfusionMatrix.E3" office:value-type="string">
            <text:p text:style-name="P29">6664</text:p>
          </table:table-cell>
        </table:table-row>
        <table:table-row>
          <table:covered-table-cell/>
          <table:table-cell table:style-name="ConfusionMatrix.B4" office:value-type="string">
            <text:p text:style-name="P26">Beta Sheet</text:p>
          </table:table-cell>
          <table:table-cell table:style-name="ConfusionMatrix.C4" office:value-type="string">
            <text:p text:style-name="P29">31983</text:p>
          </table:table-cell>
          <table:table-cell table:style-name="ConfusionMatrix.D4" office:value-type="string">
            <text:p text:style-name="P28">34775</text:p>
          </table:table-cell>
          <table:table-cell table:style-name="ConfusionMatrix.E4" office:value-type="string">
            <text:p text:style-name="P29">5166</text:p>
          </table:table-cell>
        </table:table-row>
        <table:table-row>
          <table:covered-table-cell/>
          <table:table-cell table:style-name="ConfusionMatrix.B5" office:value-type="string">
            <text:p text:style-name="P26">Alpha Helix</text:p>
          </table:table-cell>
          <table:table-cell table:style-name="ConfusionMatrix.C5" office:value-type="string">
            <text:p text:style-name="P29">62723</text:p>
          </table:table-cell>
          <table:table-cell table:style-name="ConfusionMatrix.D5" office:value-type="string">
            <text:p text:style-name="P29">45709</text:p>
          </table:table-cell>
          <table:table-cell table:style-name="ConfusionMatrix.E5" office:value-type="string">
            <text:p text:style-name="P28">6165</text:p>
          </table:table-cell>
        </table:table-row>
      </table:table>
      <text:p text:style-name="P15"/>
      <text:h text:style-name="P17" text:outline-level="1">Exercise 1D</text:h>
      <text:p text:style-name="P4"/>
      <text:p text:style-name="P4"><draw:frame draw:style-name="fr2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1" text:anchor-type="paragraph" svg:x="0.078cm" svg:y="0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Exercise 1F</text:p>
      <text:p text:style-name="P4"/>
      <text:p text:style-name="P5">Exercise 1G</text:p>
      <text:p text:style-name="P4"/>
      <text:p text:style-name="P5">Exercise 1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8DT3H37M7S</meta:editing-duration>
    <meta:editing-cycles>78</meta:editing-cycles>
    <meta:generator>LibreOffice/4.2.4.2$Linux_X86_64 LibreOffice_project/420m0$Build-2</meta:generator>
    <dc:date>2014-08-24T10:08:59.957487585</dc:date>
    <meta:document-statistic meta:table-count="2" meta:image-count="0" meta:object-count="2" meta:page-count="8" meta:paragraph-count="135" meta:word-count="654" meta:character-count="4516" meta:non-whitespace-character-count="37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31cm" svg:y="0.315cm" chart:style-name="ch2">
          <text:p>Naïve Bayes Performance</text:p>
        </chart:title>
        <chart:subtitle svg:x="5.587cm" svg:y="1.299cm" chart:style-name="ch3">
          <text:p>For different windows sizes</text:p>
        </chart:subtitle>
        <chart:legend chart:legend-position="end" svg:x="14.099cm" svg:y="3.453cm" style:legend-expansion="high" chart:style-name="ch4"/>
        <chart:plot-area chart:style-name="ch5" chart:data-source-has-labels="both" svg:x="1.33cm" svg:y="2.366cm" svg:width="12.131cm" svg:height="5.473cm">
          <chartooo:coordinate-region svg:x="2.137cm" svg:y="2.565cm" svg:width="11.256cm" svg:height="4.229cm"/>
          <chart:axis chart:dimension="x" chart:name="primary-x" chart:style-name="ch6" chartooo:axis-type="auto">
            <chartooo:date-scale/>
            <chart:title svg:x="6.398cm" svg:y="8.018cm" chart:style-name="ch7">
              <text:p>Window Size</text:p>
            </chart:title>
            <chart:categories table:cell-range-address="local-table.$A$2:.$A$48"/>
          </chart:axis>
          <chart:axis chart:dimension="y" chart:name="primary-y" chart:style-name="ch8">
            <chart:title svg:x="0.451cm" svg:y="5.371cm" chart:style-name="ch9">
              <text:p>Q3</text:p>
            </chart:title>
            <chart:grid chart:style-name="ch10" chart:class="major"/>
          </chart:axis>
          <chart:series chart:style-name="ch11" chart:values-cell-range-address="local-table.$B$2:.$B$48" chart:label-cell-address="local-table.$B$1" chart:class="chart:bar">
            <chart:data-point chart:repeated="47"/>
          </chart:series>
          <chart:series chart:style-name="ch12" chart:values-cell-range-address="local-table.$C$2:.$C$48" chart:label-cell-address="local-table.$C$1" chart:class="chart:bar">
            <chart:data-point chart:repeated="47"/>
          </chart:series>
          <chart:series chart:style-name="ch13" chart:values-cell-range-address="local-table.$D$2:.$D$48" chart:label-cell-address="local-table.$D$1" chart:class="chart:bar">
            <chart:data-point chart:repeated="47"/>
          </chart:series>
          <chart:series chart:style-name="ch14" chart:values-cell-range-address="local-table.$E$2:.$E$48" chart:label-cell-address="local-table.$E$1" chart:class="chart:line">
            <chart:data-point chart:repeated="4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</text:p>
              </table:table-cell>
              <table:table-cell office:value-type="string">
                <text:p> E</text:p>
              </table:table-cell>
              <table:table-cell office:value-type="string">
                <text:p> H</text:p>
              </table:table-cell>
              <table:table-cell office:value-type="string">
                <text:p> Q3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67.2366824623">
                <text:p>67.2366824623</text:p>
              </table:table-cell>
              <table:table-cell office:value-type="float" office:value="27.5355502684">
                <text:p>27.5355502684</text:p>
              </table:table-cell>
              <table:table-cell office:value-type="float" office:value="60.3426064552">
                <text:p>60.3426064552</text:p>
              </table:table-cell>
              <table:table-cell office:value-type="float" office:value="55.7288082332">
                <text:p>55.7288082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7.3153934251">
                <text:p>67.3153934251</text:p>
              </table:table-cell>
              <table:table-cell office:value-type="float" office:value="29.8456117962">
                <text:p>29.8456117962</text:p>
              </table:table-cell>
              <table:table-cell office:value-type="float" office:value="61.9338874658">
                <text:p>61.9338874658</text:p>
              </table:table-cell>
              <table:table-cell office:value-type="float" office:value="56.8445826997">
                <text:p>56.8445826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.5376124348">
                <text:p>68.5376124348</text:p>
              </table:table-cell>
              <table:table-cell office:value-type="float" office:value="31.2788498971">
                <text:p>31.2788498971</text:p>
              </table:table-cell>
              <table:table-cell office:value-type="float" office:value="64.6160021641">
                <text:p>64.6160021641</text:p>
              </table:table-cell>
              <table:table-cell office:value-type="float" office:value="58.6258777917">
                <text:p>58.6258777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8.2236442618">
                <text:p>68.2236442618</text:p>
              </table:table-cell>
              <table:table-cell office:value-type="float" office:value="32.8523738354">
                <text:p>32.8523738354</text:p>
              </table:table-cell>
              <table:table-cell office:value-type="float" office:value="64.8962858716">
                <text:p>64.8962858716</text:p>
              </table:table-cell>
              <table:table-cell office:value-type="float" office:value="58.9598280161">
                <text:p>58.9598280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8.8089479575">
                <text:p>68.8089479575</text:p>
              </table:table-cell>
              <table:table-cell office:value-type="float" office:value="34.1534536176">
                <text:p>34.1534536176</text:p>
              </table:table-cell>
              <table:table-cell office:value-type="float" office:value="66.1980595458">
                <text:p>66.1980595458</text:p>
              </table:table-cell>
              <table:table-cell office:value-type="float" office:value="59.9647497198">
                <text:p>59.9647497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.4882605482">
                <text:p>68.4882605482</text:p>
              </table:table-cell>
              <table:table-cell office:value-type="float" office:value="35.4240681216">
                <text:p>35.4240681216</text:p>
              </table:table-cell>
              <table:table-cell office:value-type="float" office:value="66.1825689685">
                <text:p>66.1825689685</text:p>
              </table:table-cell>
              <table:table-cell office:value-type="float" office:value="60.1282338986">
                <text:p>60.12823389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8.5963333175">
                <text:p>68.5963333175</text:p>
              </table:table-cell>
              <table:table-cell office:value-type="float" office:value="36.8657265829">
                <text:p>36.8657265829</text:p>
              </table:table-cell>
              <table:table-cell office:value-type="float" office:value="66.5634784143">
                <text:p>66.5634784143</text:p>
              </table:table-cell>
              <table:table-cell office:value-type="float" office:value="60.6403558749">
                <text:p>60.640355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.4041979771">
                <text:p>68.4041979771</text:p>
              </table:table-cell>
              <table:table-cell office:value-type="float" office:value="37.9916520649">
                <text:p>37.9916520649</text:p>
              </table:table-cell>
              <table:table-cell office:value-type="float" office:value="66.4882937227">
                <text:p>66.4882937227</text:p>
              </table:table-cell>
              <table:table-cell office:value-type="float" office:value="60.8043644073">
                <text:p>60.80436440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.3972247418">
                <text:p>68.3972247418</text:p>
              </table:table-cell>
              <table:table-cell office:value-type="float" office:value="39.4114112396">
                <text:p>39.4114112396</text:p>
              </table:table-cell>
              <table:table-cell office:value-type="float" office:value="66.6764379303">
                <text:p>66.6764379303</text:p>
              </table:table-cell>
              <table:table-cell office:value-type="float" office:value="61.1939523548">
                <text:p>61.19395235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.3468176699">
                <text:p>68.3468176699</text:p>
              </table:table-cell>
              <table:table-cell office:value-type="float" office:value="40.0178522582">
                <text:p>40.0178522582</text:p>
              </table:table-cell>
              <table:table-cell office:value-type="float" office:value="66.6224115194">
                <text:p>66.6224115194</text:p>
              </table:table-cell>
              <table:table-cell office:value-type="float" office:value="61.3045546671">
                <text:p>61.30455466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8.2953024438">
                <text:p>68.2953024438</text:p>
              </table:table-cell>
              <table:table-cell office:value-type="float" office:value="40.8901613743">
                <text:p>40.8901613743</text:p>
              </table:table-cell>
              <table:table-cell office:value-type="float" office:value="66.5631266113">
                <text:p>66.5631266113</text:p>
              </table:table-cell>
              <table:table-cell office:value-type="float" office:value="61.4612200828">
                <text:p>61.46122008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8.2765502036">
                <text:p>68.2765502036</text:p>
              </table:table-cell>
              <table:table-cell office:value-type="float" office:value="41.0731168094">
                <text:p>41.0731168094</text:p>
              </table:table-cell>
              <table:table-cell office:value-type="float" office:value="66.5879352307">
                <text:p>66.5879352307</text:p>
              </table:table-cell>
              <table:table-cell office:value-type="float" office:value="61.5140484138">
                <text:p>61.51404841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8.3161362205">
                <text:p>68.3161362205</text:p>
              </table:table-cell>
              <table:table-cell office:value-type="float" office:value="41.7700071572">
                <text:p>41.7700071572</text:p>
              </table:table-cell>
              <table:table-cell office:value-type="float" office:value="66.6477129138">
                <text:p>66.6477129138</text:p>
              </table:table-cell>
              <table:table-cell office:value-type="float" office:value="61.7104946275">
                <text:p>61.7104946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1610313792">
                <text:p>68.1610313792</text:p>
              </table:table-cell>
              <table:table-cell office:value-type="float" office:value="41.7242948803">
                <text:p>41.7242948803</text:p>
              </table:table-cell>
              <table:table-cell office:value-type="float" office:value="66.5918003242">
                <text:p>66.5918003242</text:p>
              </table:table-cell>
              <table:table-cell office:value-type="float" office:value="61.6220209502">
                <text:p>61.62202095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8.1408801347">
                <text:p>68.1408801347</text:p>
              </table:table-cell>
              <table:table-cell office:value-type="float" office:value="42.258254717">
                <text:p>42.258254717</text:p>
              </table:table-cell>
              <table:table-cell office:value-type="float" office:value="66.5076561732">
                <text:p>66.5076561732</text:p>
              </table:table-cell>
              <table:table-cell office:value-type="float" office:value="61.7028000758">
                <text:p>61.70280007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1097600837">
                <text:p>68.1097600837</text:p>
              </table:table-cell>
              <table:table-cell office:value-type="float" office:value="42.2462823627">
                <text:p>42.2462823627</text:p>
              </table:table-cell>
              <table:table-cell office:value-type="float" office:value="66.4881953074">
                <text:p>66.4881953074</text:p>
              </table:table-cell>
              <table:table-cell office:value-type="float" office:value="61.6833700808">
                <text:p>61.6833700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8.1484579366">
                <text:p>68.1484579366</text:p>
              </table:table-cell>
              <table:table-cell office:value-type="float" office:value="42.4874394268">
                <text:p>42.4874394268</text:p>
              </table:table-cell>
              <table:table-cell office:value-type="float" office:value="66.5074407496">
                <text:p>66.5074407496</text:p>
              </table:table-cell>
              <table:table-cell office:value-type="float" office:value="61.7577101526">
                <text:p>61.7577101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1351631876">
                <text:p>68.1351631876</text:p>
              </table:table-cell>
              <table:table-cell office:value-type="float" office:value="42.485367893">
                <text:p>42.485367893</text:p>
              </table:table-cell>
              <table:table-cell office:value-type="float" office:value="66.5197506731">
                <text:p>66.5197506731</text:p>
              </table:table-cell>
              <table:table-cell office:value-type="float" office:value="61.7572147617">
                <text:p>61.75721476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8.1056860832">
                <text:p>68.1056860832</text:p>
              </table:table-cell>
              <table:table-cell office:value-type="float" office:value="42.721210759">
                <text:p>42.721210759</text:p>
              </table:table-cell>
              <table:table-cell office:value-type="float" office:value="66.428717112">
                <text:p>66.428717112</text:p>
              </table:table-cell>
              <table:table-cell office:value-type="float" office:value="61.7621285479">
                <text:p>61.7621285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.0622228128">
                <text:p>68.0622228128</text:p>
              </table:table-cell>
              <table:table-cell office:value-type="float" office:value="42.7752448878">
                <text:p>42.7752448878</text:p>
              </table:table-cell>
              <table:table-cell office:value-type="float" office:value="66.3641694357">
                <text:p>66.3641694357</text:p>
              </table:table-cell>
              <table:table-cell office:value-type="float" office:value="61.73208655">
                <text:p>61.732086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.0912084705">
                <text:p>68.0912084705</text:p>
              </table:table-cell>
              <table:table-cell office:value-type="float" office:value="42.9337077464">
                <text:p>42.9337077464</text:p>
              </table:table-cell>
              <table:table-cell office:value-type="float" office:value="66.3943553896">
                <text:p>66.3943553896</text:p>
              </table:table-cell>
              <table:table-cell office:value-type="float" office:value="61.7860738112">
                <text:p>61.78607381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8.049309516">
                <text:p>68.049309516</text:p>
              </table:table-cell>
              <table:table-cell office:value-type="float" office:value="42.9991966167">
                <text:p>42.9991966167</text:p>
              </table:table-cell>
              <table:table-cell office:value-type="float" office:value="66.3402439712">
                <text:p>66.3402439712</text:p>
              </table:table-cell>
              <table:table-cell office:value-type="float" office:value="61.7623875032">
                <text:p>61.76238750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7.993241028">
                <text:p>67.993241028</text:p>
              </table:table-cell>
              <table:table-cell office:value-type="float" office:value="43.075120942">
                <text:p>43.075120942</text:p>
              </table:table-cell>
              <table:table-cell office:value-type="float" office:value="66.3029100529">
                <text:p>66.3029100529</text:p>
              </table:table-cell>
              <table:table-cell office:value-type="float" office:value="61.739528512">
                <text:p>61.739528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7.9943929811">
                <text:p>67.9943929811</text:p>
              </table:table-cell>
              <table:table-cell office:value-type="float" office:value="43.1527349357">
                <text:p>43.1527349357</text:p>
              </table:table-cell>
              <table:table-cell office:value-type="float" office:value="66.3749655938">
                <text:p>66.3749655938</text:p>
              </table:table-cell>
              <table:table-cell office:value-type="float" office:value="61.7807707731">
                <text:p>61.7807707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7.9574450049">
                <text:p>67.9574450049</text:p>
              </table:table-cell>
              <table:table-cell office:value-type="float" office:value="43.278618174">
                <text:p>43.278618174</text:p>
              </table:table-cell>
              <table:table-cell office:value-type="float" office:value="66.2938824585">
                <text:p>66.2938824585</text:p>
              </table:table-cell>
              <table:table-cell office:value-type="float" office:value="61.7612644049">
                <text:p>61.76126440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7.9185682174">
                <text:p>67.9185682174</text:p>
              </table:table-cell>
              <table:table-cell office:value-type="float" office:value="43.2865207426">
                <text:p>43.2865207426</text:p>
              </table:table-cell>
              <table:table-cell office:value-type="float" office:value="66.2818459886">
                <text:p>66.2818459886</text:p>
              </table:table-cell>
              <table:table-cell office:value-type="float" office:value="61.7387968614">
                <text:p>61.73879686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7.9109325583">
                <text:p>67.9109325583</text:p>
              </table:table-cell>
              <table:table-cell office:value-type="float" office:value="43.3620529924">
                <text:p>43.3620529924</text:p>
              </table:table-cell>
              <table:table-cell office:value-type="float" office:value="66.1528673472">
                <text:p>66.1528673472</text:p>
              </table:table-cell>
              <table:table-cell office:value-type="float" office:value="61.7031710282">
                <text:p>61.7031710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.8416895604">
                <text:p>67.8416895604</text:p>
              </table:table-cell>
              <table:table-cell office:value-type="float" office:value="43.3152013886">
                <text:p>43.3152013886</text:p>
              </table:table-cell>
              <table:table-cell office:value-type="float" office:value="66.1264228627">
                <text:p>66.1264228627</text:p>
              </table:table-cell>
              <table:table-cell office:value-type="float" office:value="61.6506937994">
                <text:p>61.6506937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7.8227210814">
                <text:p>67.8227210814</text:p>
              </table:table-cell>
              <table:table-cell office:value-type="float" office:value="43.445733661">
                <text:p>43.445733661</text:p>
              </table:table-cell>
              <table:table-cell office:value-type="float" office:value="66.1290793818">
                <text:p>66.1290793818</text:p>
              </table:table-cell>
              <table:table-cell office:value-type="float" office:value="61.6694879017">
                <text:p>61.66948790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7.7886114094">
                <text:p>67.7886114094</text:p>
              </table:table-cell>
              <table:table-cell office:value-type="float" office:value="43.4654300169">
                <text:p>43.4654300169</text:p>
              </table:table-cell>
              <table:table-cell office:value-type="float" office:value="66.0804806921">
                <text:p>66.0804806921</text:p>
              </table:table-cell>
              <table:table-cell office:value-type="float" office:value="61.6394641374">
                <text:p>61.63946413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7.7009235264">
                <text:p>67.7009235264</text:p>
              </table:table-cell>
              <table:table-cell office:value-type="float" office:value="43.516965755">
                <text:p>43.516965755</text:p>
              </table:table-cell>
              <table:table-cell office:value-type="float" office:value="66.0236483828">
                <text:p>66.0236483828</text:p>
              </table:table-cell>
              <table:table-cell office:value-type="float" office:value="61.5909860762">
                <text:p>61.59098607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7.753037675">
                <text:p>67.753037675</text:p>
              </table:table-cell>
              <table:table-cell office:value-type="float" office:value="43.5901066742">
                <text:p>43.5901066742</text:p>
              </table:table-cell>
              <table:table-cell office:value-type="float" office:value="65.9684259433">
                <text:p>65.9684259433</text:p>
              </table:table-cell>
              <table:table-cell office:value-type="float" office:value="61.6058252984">
                <text:p>61.60582529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7.6340029827">
                <text:p>67.6340029827</text:p>
              </table:table-cell>
              <table:table-cell office:value-type="float" office:value="43.6033929897">
                <text:p>43.6033929897</text:p>
              </table:table-cell>
              <table:table-cell office:value-type="float" office:value="65.9697933227">
                <text:p>65.9697933227</text:p>
              </table:table-cell>
              <table:table-cell office:value-type="float" office:value="61.5578350489">
                <text:p>61.55783504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7.635136326">
                <text:p>67.635136326</text:p>
              </table:table-cell>
              <table:table-cell office:value-type="float" office:value="43.7538656728">
                <text:p>43.7538656728</text:p>
              </table:table-cell>
              <table:table-cell office:value-type="float" office:value="66.0092865345">
                <text:p>66.0092865345</text:p>
              </table:table-cell>
              <table:table-cell office:value-type="float" office:value="61.6041029645">
                <text:p>61.60410296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7.6182130402">
                <text:p>67.6182130402</text:p>
              </table:table-cell>
              <table:table-cell office:value-type="float" office:value="43.864874335">
                <text:p>43.864874335</text:p>
              </table:table-cell>
              <table:table-cell office:value-type="float" office:value="65.9930362536">
                <text:p>65.9930362536</text:p>
              </table:table-cell>
              <table:table-cell office:value-type="float" office:value="61.6152117319">
                <text:p>61.61521173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7.5474784835">
                <text:p>67.5474784835</text:p>
              </table:table-cell>
              <table:table-cell office:value-type="float" office:value="43.9482604247">
                <text:p>43.9482604247</text:p>
              </table:table-cell>
              <table:table-cell office:value-type="float" office:value="65.9697006375">
                <text:p>65.9697006375</text:p>
              </table:table-cell>
              <table:table-cell office:value-type="float" office:value="61.5932302305">
                <text:p>61.59323023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7.4843283982">
                <text:p>67.4843283982</text:p>
              </table:table-cell>
              <table:table-cell office:value-type="float" office:value="43.9913266945">
                <text:p>43.9913266945</text:p>
              </table:table-cell>
              <table:table-cell office:value-type="float" office:value="65.9550960418">
                <text:p>65.9550960418</text:p>
              </table:table-cell>
              <table:table-cell office:value-type="float" office:value="61.5717787769">
                <text:p>61.5717787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.4514974571">
                <text:p>67.4514974571</text:p>
              </table:table-cell>
              <table:table-cell office:value-type="float" office:value="44.1519289365">
                <text:p>44.1519289365</text:p>
              </table:table-cell>
              <table:table-cell office:value-type="float" office:value="65.963474787">
                <text:p>65.963474787</text:p>
              </table:table-cell>
              <table:table-cell office:value-type="float" office:value="61.5935680049">
                <text:p>61.593568004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7.3728508092">
                <text:p>67.3728508092</text:p>
              </table:table-cell>
              <table:table-cell office:value-type="float" office:value="44.1344129555">
                <text:p>44.1344129555</text:p>
              </table:table-cell>
              <table:table-cell office:value-type="float" office:value="65.905530355">
                <text:p>65.905530355</text:p>
              </table:table-cell>
              <table:table-cell office:value-type="float" office:value="61.5356734706">
                <text:p>61.53567347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7.2954551626">
                <text:p>67.2954551626</text:p>
              </table:table-cell>
              <table:table-cell office:value-type="float" office:value="44.1919807564">
                <text:p>44.1919807564</text:p>
              </table:table-cell>
              <table:table-cell office:value-type="float" office:value="65.9596375618">
                <text:p>65.9596375618</text:p>
              </table:table-cell>
              <table:table-cell office:value-type="float" office:value="61.5314873441">
                <text:p>61.53148734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7.2520097486">
                <text:p>67.2520097486</text:p>
              </table:table-cell>
              <table:table-cell office:value-type="float" office:value="44.3423029195">
                <text:p>44.3423029195</text:p>
              </table:table-cell>
              <table:table-cell office:value-type="float" office:value="66.0024623152">
                <text:p>66.0024623152</text:p>
              </table:table-cell>
              <table:table-cell office:value-type="float" office:value="61.5631008157">
                <text:p>61.563100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7.1480770987">
                <text:p>67.1480770987</text:p>
              </table:table-cell>
              <table:table-cell office:value-type="float" office:value="44.4530046225">
                <text:p>44.4530046225</text:p>
              </table:table-cell>
              <table:table-cell office:value-type="float" office:value="65.9315510247">
                <text:p>65.9315510247</text:p>
              </table:table-cell>
              <table:table-cell office:value-type="float" office:value="61.5162449457">
                <text:p>61.51624494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7.1225709329">
                <text:p>67.1225709329</text:p>
              </table:table-cell>
              <table:table-cell office:value-type="float" office:value="44.407845979">
                <text:p>44.407845979</text:p>
              </table:table-cell>
              <table:table-cell office:value-type="float" office:value="66.0100118093">
                <text:p>66.0100118093</text:p>
              </table:table-cell>
              <table:table-cell office:value-type="float" office:value="61.5235898653">
                <text:p>61.52358986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7.1292624901">
                <text:p>67.1292624901</text:p>
              </table:table-cell>
              <table:table-cell office:value-type="float" office:value="44.6776140629">
                <text:p>44.6776140629</text:p>
              </table:table-cell>
              <table:table-cell office:value-type="float" office:value="65.9833352597">
                <text:p>65.9833352597</text:p>
              </table:table-cell>
              <table:table-cell office:value-type="float" office:value="61.5753082306">
                <text:p>61.5753082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7.1305217907">
                <text:p>67.1305217907</text:p>
              </table:table-cell>
              <table:table-cell office:value-type="float" office:value="44.6769261451">
                <text:p>44.6769261451</text:p>
              </table:table-cell>
              <table:table-cell office:value-type="float" office:value="65.9315252162">
                <text:p>65.9315252162</text:p>
              </table:table-cell>
              <table:table-cell office:value-type="float" office:value="61.5578950572">
                <text:p>61.55789505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7.0440368681">
                <text:p>67.0440368681</text:p>
              </table:table-cell>
              <table:table-cell office:value-type="float" office:value="44.7284558271">
                <text:p>44.7284558271</text:p>
              </table:table-cell>
              <table:table-cell office:value-type="float" office:value="65.9570177766">
                <text:p>65.9570177766</text:p>
              </table:table-cell>
              <table:table-cell office:value-type="float" office:value="61.5391673357">
                <text:p>61.53916733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6.9532514431">
                <text:p>66.9532514431</text:p>
              </table:table-cell>
              <table:table-cell office:value-type="float" office:value="44.7717897985">
                <text:p>44.7717897985</text:p>
              </table:table-cell>
              <table:table-cell office:value-type="float" office:value="65.9678829626">
                <text:p>65.9678829626</text:p>
              </table:table-cell>
              <table:table-cell office:value-type="float" office:value="61.5164169013">
                <text:p>61.5164169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89cm" svg:y="0.315cm" chart:style-name="ch2">
          <text:p>Naïve Bayes Q3</text:p>
        </chart:title>
        <chart:subtitle svg:x="4.648cm" svg:y="1.299cm" chart:style-name="ch3">
          <text:p>performance for various window sizes</text:p>
        </chart:subtitle>
        <chart:legend chart:legend-position="end" svg:x="14.099cm" svg:y="4.2cm" style:legend-expansion="high" chart:style-name="ch4"/>
        <chart:plot-area chart:style-name="ch5" chart:data-source-has-labels="both" svg:x="1.33cm" svg:y="2.366cm" svg:width="12.131cm" svg:height="5.473cm">
          <chartooo:coordinate-region svg:x="1.951cm" svg:y="2.565cm" svg:width="11.323cm" svg:height="4.229cm"/>
          <chart:axis chart:dimension="x" chart:name="primary-x" chart:style-name="ch6" chartooo:axis-type="auto">
            <chartooo:date-scale/>
            <chart:title svg:x="6.398cm" svg:y="8.018cm" chart:style-name="ch7">
              <text:p>Window Size</text:p>
            </chart:title>
            <chart:categories table:cell-range-address="local-table.$A$2:.$A$48"/>
          </chart:axis>
          <chart:axis chart:dimension="y" chart:name="primary-y" chart:style-name="ch6">
            <chart:title svg:x="0.451cm" svg:y="5.847cm" chart:style-name="ch8">
              <text:p>Q3 metric</text:p>
            </chart:title>
            <chart:grid chart:style-name="ch9" chart:class="major"/>
          </chart:axis>
          <chart:series chart:style-name="ch10" chart:values-cell-range-address="local-table.$B$2:.$B$48" chart:label-cell-address="local-table.$B$1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3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55.7288082332">
                <text:p>55.7288082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8445826997">
                <text:p>56.8445826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.6258777917">
                <text:p>58.6258777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.9598280161">
                <text:p>58.9598280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.9647497198">
                <text:p>59.9647497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1282338986">
                <text:p>60.12823389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.6403558749">
                <text:p>60.640355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.8043644073">
                <text:p>60.80436440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.1939523548">
                <text:p>61.19395235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.3045546671">
                <text:p>61.30455466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1.4612200828">
                <text:p>61.46122008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1.5140484138">
                <text:p>61.51404841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1.7104946275">
                <text:p>61.7104946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6220209502">
                <text:p>61.62202095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1.7028000758">
                <text:p>61.70280007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1.6833700808">
                <text:p>61.6833700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.7577101526">
                <text:p>61.7577101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.7572147617">
                <text:p>61.75721476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1.7621285479">
                <text:p>61.7621285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1.73208655">
                <text:p>61.732086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.7860738112">
                <text:p>61.78607381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1.7623875032">
                <text:p>61.76238750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1.739528512">
                <text:p>61.739528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1.7807707731">
                <text:p>61.7807707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1.7612644049">
                <text:p>61.76126440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1.7387968614">
                <text:p>61.73879686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1.7031710282">
                <text:p>61.7031710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.6506937994">
                <text:p>61.6506937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1.6694879017">
                <text:p>61.66948790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.6394641374">
                <text:p>61.63946413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1.5909860762">
                <text:p>61.59098607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1.6058252984">
                <text:p>61.60582529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.5578350489">
                <text:p>61.55783504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1.6041029645">
                <text:p>61.60410296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1.6152117319">
                <text:p>61.61521173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1.5932302305">
                <text:p>61.59323023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1.5717787769">
                <text:p>61.5717787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5935680049">
                <text:p>61.593568004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1.5356734706">
                <text:p>61.53567347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1.5314873441">
                <text:p>61.53148734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1.5631008157">
                <text:p>61.563100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1.5162449457">
                <text:p>61.51624494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1.5235898653">
                <text:p>61.52358986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.5753082306">
                <text:p>61.5753082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1.5578950572">
                <text:p>61.55789505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.5391673357">
                <text:p>61.53916733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1.5164169013">
                <text:p>61.5164169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